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96in" style:rel-column-width="2433*"/>
    </style:style>
    <style:style style:name="Table1.B" style:family="table-column">
      <style:table-column-properties style:column-width="5.0035in" style:rel-column-width="72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 style:list-style-name="L1">
      <style:text-properties officeooo:paragraph-rsid="00245dae" style:font-name-asian="MS PMincho"/>
    </style:style>
    <style:style style:name="P3" style:family="paragraph" style:parent-style-name="Table_20_Contents" style:list-style-name="L2">
      <style:text-properties style:font-name-asian="MS PMincho"/>
    </style:style>
    <style:style style:name="P4" style:family="paragraph" style:parent-style-name="Table_20_Contents" style:list-style-name="L3">
      <style:text-properties style:font-name-asian="MS PMincho"/>
    </style:style>
    <style:style style:name="P5" style:family="paragraph" style:parent-style-name="Table_20_Contents" style:list-style-name="L4">
      <style:text-properties officeooo:paragraph-rsid="00245dae" style:font-name-asian="MS PMincho"/>
    </style:style>
    <style:style style:name="P6" style:family="paragraph" style:parent-style-name="Table_20_Contents">
      <style:text-properties officeooo:paragraph-rsid="00245dae" style:font-name-asian="MS PMincho"/>
    </style:style>
    <style:style style:name="P7" style:family="paragraph" style:parent-style-name="Table_20_Contents" style:list-style-name="L13">
      <style:text-properties officeooo:paragraph-rsid="00245dae" style:font-name-asian="MS PMincho"/>
    </style:style>
    <style:style style:name="P8" style:family="paragraph" style:parent-style-name="Table_20_Contents" style:list-style-name="L14">
      <style:text-properties officeooo:paragraph-rsid="00245dae" style:font-name-asian="MS PMincho"/>
    </style:style>
    <style:style style:name="P9" style:family="paragraph" style:parent-style-name="Table_20_Contents" style:list-style-name="L11">
      <style:text-properties officeooo:paragraph-rsid="002c2953"/>
    </style:style>
    <style:style style:name="T1" style:family="text">
      <style:text-properties style:font-name-asian="MS PMinch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P1">研究室の情報を閲覧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P1">学生・教員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list xml:id="list266156813991946028" text:style-name="L1">
              <text:list-item>
                <text:p text:style-name="P2">研究室情報閲覧ページが表示されている</text:p>
              </text:list-item>
            </text:list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list xml:id="list962128169750340666" text:style-name="L2">
              <text:list-item>
                <text:p text:style-name="P3">システムが研究室一覧ページを表示する</text:p>
              </text:list-item>
              <text:list-item>
                <text:p text:style-name="P3">アクターが各研究室のリンクを押下する</text:p>
              </text:list-item>
              <text:list-item>
                <text:p text:style-name="P3">システムが各研究室の情報を表示するページを表示する</text:p>
              </text:list-item>
            </text:list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list xml:id="list4888611239480070529" text:style-name="L3">
              <text:list-item>
                <text:p text:style-name="P4">研究室情報が表示されている</text:p>
              </text:list-item>
            </text:list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list xml:id="list3868967063905072073" text:style-name="L4">
              <text:list-item>
                <text:p text:style-name="P5">情報</text:p>
              </text:list-item>
            </text:list>
            <text:list xml:id="list8825774175277385105" text:style-name="L11">
              <text:list-item>
                <text:p text:style-name="P9"><text:span text:style-name="T1">教員が登録した研究室情報</text:span></text:p>
              </text:list-item>
            </text:list>
            <text:list xml:id="list235747377588039" text:continue-list="list3868967063905072073" text:style-name="L4">
              <text:list-item>
                <text:p text:style-name="P5">研究室一覧ページ</text:p>
              </text:list-item>
            </text:list>
            <text:list xml:id="list1122229691323170720" text:style-name="L13">
              <text:list-item>
                <text:p text:style-name="P7">研究室の一覧を表示する</text:p>
              </text:list-item>
              <text:list-item>
                <text:p text:style-name="P7">各研究室の情報を表示するリンクを表示する</text:p>
              </text:list-item>
            </text:list>
            <text:list xml:id="list235746054551299" text:continue-list="list235747377588039" text:style-name="L4">
              <text:list-item>
                <text:p text:style-name="P5">研究室情報閲覧ページ</text:p>
              </text:list-item>
            </text:list>
            <text:list xml:id="list3207818264035302499" text:style-name="L14">
              <text:list-item>
                <text:p text:style-name="P8">各研究室の情報を表示する</text:p>
              </text:list-item>
              <text:list-item>
                <text:p text:style-name="P8">研究室一覧ページに戻るための「一覧に戻る」リンクを表示する</text:p>
              </text:list-item>
            </text:list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1-29T23:57:45.665175000</dc:date>
    <meta:editing-duration>PT1H22M42S</meta:editing-duration>
    <meta:editing-cycles>20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1" meta:word-count="250" meta:character-count="258" meta:non-whitespace-character-count="258"/>
  </office:meta>
</office:document-meta>
</file>